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4cm"/>
    </style:style>
    <style:style style:name="co3" style:family="table-column">
      <style:table-column-properties fo:break-before="auto" style:column-width="4.429cm"/>
    </style:style>
    <style:style style:name="co4" style:family="table-column">
      <style:table-column-properties fo:break-before="auto" style:column-width="5.271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4.33cm"/>
    </style:style>
    <style:style style:name="co8" style:family="table-column">
      <style:table-column-properties fo:break-before="auto" style:column-width="1.82cm"/>
    </style:style>
    <style:style style:name="co9" style:family="table-column">
      <style:table-column-properties fo:break-before="auto" style:column-width="13.919cm"/>
    </style:style>
    <style:style style:name="co10" style:family="table-column">
      <style:table-column-properties fo:break-before="auto" style:column-width="3.387cm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1.256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4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ext-properties style:font-name="Arial" style:font-name-asian="Arial Unicode MS" style:font-name-complex="Arial Unicode M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 style:font-name-asian="Arial Unicode MS" style:font-name-complex="Arial Unicode MS"/>
    </style:style>
    <style:style style:name="T3" style:family="text">
      <style:text-properties style:font-name="Arial" fo:font-style="italic" style:font-name-asian="Arial Unicode MS" style:font-style-asian="italic" style:font-name-complex="Arial Unicode MS" style:font-style-complex="italic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2" table:default-cell-style-name="Default"/>
        <table:table-row table:style-name="ro3">
          <table:table-cell table:style-name="ce1" office:value-type="string">
            <text:p>Responsable scientifique</text:p>
          </table:table-cell>
          <table:table-cell table:style-name="ce1" office:value-type="string">
            <text:p>Auteur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Année</text:p>
          </table:table-cell>
          <table:table-cell table:style-name="ce3" office:value-type="string">
            <text:p>Référence</text:p>
          </table:table-cell>
          <table:table-cell table:style-name="ce3" office:value-type="string">
            <text:p>Mode texte Gallica (oui/non)</text:p>
          </table:table-cell>
          <table:table-cell table:style-name="ce3" office:value-type="string">
            <text:p>mention bibliographique complète</text:p>
          </table:table-cell>
          <table:table-cell table:style-name="ce1" office:value-type="string">
            <text:p>Commentaire</text:p>
          </table:table-cell>
          <table:table-cell table:style-name="ce5" table:number-columns-repeated="1012"/>
        </table:table-row>
        <table:table-row table:style-name="ro4">
          <table:table-cell office:value-type="string">
            <text:p>Andre Guyaux</text:p>
          </table:table-cell>
          <table:table-cell office:value-type="string">
            <text:p>Pontmartin</text:p>
          </table:table-cell>
          <table:table-cell office:value-type="string">
            <text:p>Causeries littéraires</text:p>
          </table:table-cell>
          <table:table-cell office:value-type="string">
            <text:p>Michel Lévy</text:p>
          </table:table-cell>
          <table:table-cell office:value-type="float" office:value="1854">
            <text:p>1854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e Guyaux</text:p>
          </table:table-cell>
          <table:table-cell office:value-type="string">
            <text:p>Pontmartin</text:p>
          </table:table-cell>
          <table:table-cell office:value-type="string">
            <text:p>Nouvelles Causeries littéraires</text:p>
          </table:table-cell>
          <table:table-cell office:value-type="string">
            <text:p>Michel Lévy</text:p>
          </table:table-cell>
          <table:table-cell office:value-type="float" office:value="1855">
            <text:p>1855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e Guyaux</text:p>
          </table:table-cell>
          <table:table-cell office:value-type="string">
            <text:p>Pontmartin</text:p>
          </table:table-cell>
          <table:table-cell office:value-type="string">
            <text:p>Dernières Causeries littéraires</text:p>
          </table:table-cell>
          <table:table-cell office:value-type="string">
            <text:p>Michel Lévy</text:p>
          </table:table-cell>
          <table:table-cell office:value-type="float" office:value="1856">
            <text:p>1856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e Guyaux</text:p>
          </table:table-cell>
          <table:table-cell office:value-type="string">
            <text:p>Pontmartin</text:p>
          </table:table-cell>
          <table:table-cell office:value-type="string">
            <text:p>Causeries du samedi</text:p>
          </table:table-cell>
          <table:table-cell office:value-type="string">
            <text:p>Michel Lévy</text:p>
          </table:table-cell>
          <table:table-cell office:value-type="float" office:value="1857">
            <text:p>1857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e Guyaux</text:p>
          </table:table-cell>
          <table:table-cell office:value-type="string">
            <text:p>Pontmartin</text:p>
          </table:table-cell>
          <table:table-cell office:value-type="string">
            <text:p>Nouvelles Causeries du samedi</text:p>
          </table:table-cell>
          <table:table-cell office:value-type="string">
            <text:p>Michel Lévy</text:p>
          </table:table-cell>
          <table:table-cell office:value-type="float" office:value="1859">
            <text:p>1859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e Guyaux</text:p>
          </table:table-cell>
          <table:table-cell office:value-type="string">
            <text:p>Pontmartin</text:p>
          </table:table-cell>
          <table:table-cell office:value-type="string">
            <text:p>Dernières Causeries du samedi</text:p>
          </table:table-cell>
          <table:table-cell office:value-type="string">
            <text:p>Michel Lévy</text:p>
          </table:table-cell>
          <table:table-cell office:value-type="float" office:value="1860">
            <text:p>1860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e Guyaux</text:p>
          </table:table-cell>
          <table:table-cell office:value-type="string">
            <text:p>Pontmartin</text:p>
          </table:table-cell>
          <table:table-cell office:value-type="string">
            <text:p>Les Semaines littéraires</text:p>
          </table:table-cell>
          <table:table-cell office:value-type="string">
            <text:p>Michel Lévy</text:p>
          </table:table-cell>
          <table:table-cell office:value-type="float" office:value="1861">
            <text:p>1861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e Guyaux</text:p>
          </table:table-cell>
          <table:table-cell office:value-type="string">
            <text:p>Pontmartin</text:p>
          </table:table-cell>
          <table:table-cell office:value-type="string">
            <text:p>Nouvelles Semaines littéraires</text:p>
          </table:table-cell>
          <table:table-cell office:value-type="string">
            <text:p>Michel Lévy</text:p>
          </table:table-cell>
          <table:table-cell office:value-type="float" office:value="1863">
            <text:p>1863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e Guyaux</text:p>
          </table:table-cell>
          <table:table-cell office:value-type="string">
            <text:p>Pontmartin</text:p>
          </table:table-cell>
          <table:table-cell office:value-type="string">
            <text:p>Nouveaux Samedis (20 vol.)</text:p>
          </table:table-cell>
          <table:table-cell office:value-type="string">
            <text:p>Michel Lévy</text:p>
          </table:table-cell>
          <table:table-cell office:value-type="string">
            <text:p>1865-1881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e Guyaux</text:p>
          </table:table-cell>
          <table:table-cell office:value-type="string">
            <text:p>Pontmartin</text:p>
          </table:table-cell>
          <table:table-cell office:value-type="string">
            <text:p>Derniers Samedis (3 vol.)</text:p>
          </table:table-cell>
          <table:table-cell office:value-type="string">
            <text:p>Calmann-Lévy</text:p>
          </table:table-cell>
          <table:table-cell office:value-type="string">
            <text:p>posth. 1891-1892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float" office:value="291">
            <text:p>291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Arthénic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Beffroi (Le)</text:p>
          </table:table-cell>
          <table:table-cell table:style-name="ce2"/>
          <table:table-cell table:number-columns-repeated="2"/>
          <table:table-cell office:value-type="string">
            <text:p>Gallica mode image et mode texte  (incomplet)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Ecrits français (Les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Elan (L’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Esprit nouveau (L’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Facettes (Les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Festin d’Esope (Le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Feuilles libres (Les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Gay sçavoir (Le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Gil Blas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Grande France (La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Grande Revue (La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Heure qui sonne (L’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Intransigeant (L’)</text:p>
          </table:table-cell>
          <table:table-cell table:style-name="ce2"/>
          <table:table-cell table:number-columns-repeated="2"/>
          <table:table-cell office:value-type="string">
            <text:p>Gallica mode image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Lacerba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Argonautes (Les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Marges (Les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Lettres modernes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Montjoie  !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Pan</text:p>
          </table:table-cell>
          <table:table-cell table:style-name="ce2"/>
          <table:table-cell table:number-columns-repeated="2"/>
          <table:table-cell office:value-type="string">
            <text:p>Gallica mode image et mode texte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Parthénon (Le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Phalange (La)</text:p>
          </table:table-cell>
          <table:table-cell table:style-name="ce2"/>
          <table:table-cell table:number-columns-repeated="2"/>
          <table:table-cell office:value-type="string">
            <text:p>Gallica mode image et mode texte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Plume (La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Poème et dram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Revue blanche (La)</text:p>
          </table:table-cell>
          <table:table-cell table:style-name="ce2"/>
          <table:table-cell table:number-columns-repeated="2"/>
          <table:table-cell office:value-type="string">
            <text:p>Gallica mode image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Revue franco-wallonne (La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Revue immoraliste 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Revue littéraire de Paris et de Champagne (La)</text:p>
          </table:table-cell>
          <table:table-cell table:style-name="ce2"/>
          <table:table-cell table:number-columns-repeated="2"/>
          <table:table-cell office:value-type="string">
            <text:p>Gallica mode image et (partiellement) mode texte  (incomplet)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Rubriques nouvelles (Les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Soleil (Le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Vers et prose</text:p>
          </table:table-cell>
          <table:table-cell table:style-name="ce2"/>
          <table:table-cell table:number-columns-repeated="2"/>
          <table:table-cell office:value-type="string">
            <text:p>Gallica mode image et (partiellement) mode texte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Voce (La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Voile de pourpre (Le)</text:p>
          </table:table-cell>
          <table:table-cell table:style-name="ce2"/>
          <table:table-cell table:number-columns-repeated="1017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ction d’art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maryllis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me latin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me latin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mitié de Franc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ntée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rlequin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rt et l’action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rt et la vi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rt libr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rt modern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Bandeaux d’or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ahier des Poètes (Le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ahiers d’aujourd’hui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entaure (Le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himère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hronique des lettres françaises (La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oq rouge (Le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ourrier français (Le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ritique (La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ritique indépendant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Divan (Le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Durendal <text:s/>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crits françai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crits pour l’art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ffort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ffort libr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nclos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ntretiens politiques et littéraires (Les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rmitage (L’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ssai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ssor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urope artiste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Feuilles de mai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Flora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Foire aux chimères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Gazette de France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Guêpes (Les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Hélios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Heure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Hippogriff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Hommes nouveaux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Horizons (Les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Ibi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Idée (L’)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Idée libre (L’)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Idée moderne (L’)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Idée synthétique (L’) <text:s/>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Ile sonnant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Indépendanc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Isis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Jeune Belgiqu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Journal des lettrés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Lettre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Libre Journal (Le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Lutte (La)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Magasin littéraire (Le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Marches de Provence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Minerva 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Nain rouge (Le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Nouvelle Revue (La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Nouvelle Revue moderne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Occident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ages moderne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antagruel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aris-Journal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ays de France (Le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enseur (Le)</text:p>
          </table:table-cell>
          <table:table-cell table:number-columns-repeated="3"/>
          <table:table-cell office:value-type="string">
            <text:p>Gallica mode image et (partiellement)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etites feuilles (Les) 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oème et drame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oème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oesia (Milano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oésie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roses (Les) 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rovince nouvelle (La)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naissance contemporain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naissance idéalist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naissance latine (La)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naissance romantiqu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énovation esthétique 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êve et l’idée (Le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éveil (Le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critique des idées et des livres (La)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des lettres et des arts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des poètes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dorée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du temps présent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hebdomadaire<text:tab/>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illustrée (La)</text:p>
          </table:table-cell>
          <table:table-cell table:number-columns-repeated="3"/>
          <table:table-cell office:value-type="string">
            <text:p>Gallica mode image et mode texte (incomplet)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impulsionniste 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intellectuelle des faits et des œuvres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naturiste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néo-romantique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ubriques nouvelle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Scapin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Société nouvelle (La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Stella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Tablettes (Les)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Thyrse (Le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Vi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Vie des lettres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Vie français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Visages de la vie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Walloni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Brunetière, Ferdinand</text:p>
          </table:table-cell>
          <table:table-cell office:value-type="string">
            <text:p>Histoire de la littérature française classique</text:p>
          </table:table-cell>
          <table:table-cell office:value-type="string">
            <text:p>Delagrave</text:p>
          </table:table-cell>
          <table:table-cell office:value-type="string">
            <text:p>1905-1919</text:p>
          </table:table-cell>
          <table:table-cell table:style-name="Default" office:value-type="string">
            <text:p>http://gallica.bnf.fr/Search?adva=1&amp;adv=1&amp;tri=title_sort&amp;t_relation=%22Notice+d%27ensemble+%3A+http%3A%2F%2Fcatalogue.bnf.fr%2Fark%3A%2F12148%2Fcb318827588%22&amp;lang=fr</text:p>
          </table:table-cell>
          <table:table-cell/>
          <table:table-cell office:value-type="string">
            <text:p>Ferdinand Brunetière, <text:span text:style-name="T1">Histoire de la littérature française classique</text:span>, Paris, Delagrave, 1905-1919, 4vol.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Brunetière, Ferdinand</text:p>
          </table:table-cell>
          <table:table-cell office:value-type="string">
            <text:p>L'évolution des genres dans la littérature française</text:p>
          </table:table-cell>
          <table:table-cell office:value-type="string">
            <text:p>Hachette</text:p>
          </table:table-cell>
          <table:table-cell office:value-type="float" office:value="1914">
            <text:p>1914</text:p>
          </table:table-cell>
          <table:table-cell table:style-name="Default" office:value-type="string">
            <text:p>http://gallica.bnf.fr/ark:/12148/bpt6k96275q.r=.langFR</text:p>
          </table:table-cell>
          <table:table-cell/>
          <table:table-cell office:value-type="string">
            <text:p>Ferdinand Brunetière, <text:span text:style-name="T1">L'évolution des genres dans la littérature française</text:span>, Paris, Hachette, 1914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Brunetière, Ferdinand</text:p>
          </table:table-cell>
          <table:table-cell office:value-type="string">
            <text:p>Le roman naturaliste</text:p>
          </table:table-cell>
          <table:table-cell office:value-type="string">
            <text:p>Calmann-Lévy</text:p>
          </table:table-cell>
          <table:table-cell office:value-type="float" office:value="1883">
            <text:p>1883</text:p>
          </table:table-cell>
          <table:table-cell table:style-name="Default" office:value-type="string">
            <text:p>http://gallica.bnf.fr/ark:/12148/bpt6k80328t.r=.langFR</text:p>
          </table:table-cell>
          <table:table-cell/>
          <table:table-cell office:value-type="string">
            <text:p>Ferdinand Brunetière, <text:span text:style-name="T1">Le roman naturaliste</text:span>, Paris, Calmann-Lévy, 1883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Brunetière, Ferdinand</text:p>
          </table:table-cell>
          <table:table-cell office:value-type="string">
            <text:p>Honoré de Balzac</text:p>
          </table:table-cell>
          <table:table-cell office:value-type="string">
            <text:p>Calmann-Lévy</text:p>
          </table:table-cell>
          <table:table-cell office:value-type="float" office:value="1906">
            <text:p>1906</text:p>
          </table:table-cell>
          <table:table-cell table:style-name="Default" office:value-type="string">
            <text:p>http://gallica.bnf.fr/ark:/12148/bpt6k2013522.r=.langFR</text:p>
          </table:table-cell>
          <table:table-cell/>
          <table:table-cell office:value-type="string">
            <text:p>Ferdinand Brunetière, <text:span text:style-name="T1">Honoré de Balzac</text:span>, Paris, Calmann-Lévy, 1906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Brunetière, Ferdinand</text:p>
          </table:table-cell>
          <table:table-cell office:value-type="string">
            <text:p>Histoire et littérature</text:p>
          </table:table-cell>
          <table:table-cell office:value-type="string">
            <text:p>Calmann-Lévy</text:p>
          </table:table-cell>
          <table:table-cell office:value-type="float" office:value="1884">
            <text:p>1884</text:p>
          </table:table-cell>
          <table:table-cell table:style-name="Default" office:value-type="string">
            <text:p>http://gallica.bnf.fr/Search?adva=1&amp;adv=1&amp;tri=title_sort&amp;t_relation=%22Notice+d%27ensemble+%3A+http%3A%2F%2Fcatalogue.bnf.fr%2Fark%3A%2F12148%2Fcb30169971z%22&amp;lang=fr</text:p>
          </table:table-cell>
          <table:table-cell/>
          <table:table-cell office:value-type="string">
            <text:p>Ferdinand Brunetière, <text:span text:style-name="T1">Histoire et littérature</text:span>, Paris, Calmann-Lévy, 1884, 2vol.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Brunetière, Ferdinand</text:p>
          </table:table-cell>
          <table:table-cell office:value-type="string">
            <text:p>L'évolution de la poésie lyrique en France au XIXème siècle</text:p>
          </table:table-cell>
          <table:table-cell office:value-type="string">
            <text:p>Hachette</text:p>
          </table:table-cell>
          <table:table-cell office:value-type="float" office:value="1922">
            <text:p>1922</text:p>
          </table:table-cell>
          <table:table-cell table:style-name="Default" office:value-type="string">
            <text:p>http://gallica.bnf.fr/Search?adva=1&amp;adv=1&amp;tri=title_sort&amp;t_relation=%22Notice+d%27ensemble+%3A+http%3A%2F%2Fcatalogue.bnf.fr%2Fark%3A%2F12148%2Fcb38922458b%22&amp;lang=fr</text:p>
          </table:table-cell>
          <table:table-cell/>
          <table:table-cell office:value-type="string">
            <text:p>Ferdinand Brunetière, <text:span text:style-name="T1">L'évolution de la poésie lyrique en France au XIXème siècle</text:span>, Paris, Hachette, 192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Brunetière, Ferdinand</text:p>
          </table:table-cell>
          <table:table-cell office:value-type="string">
            <text:p>Etudes critiques sur l'histoire de la littérature française</text:p>
          </table:table-cell>
          <table:table-cell office:value-type="string">
            <text:p>Hachette</text:p>
          </table:table-cell>
          <table:table-cell office:value-type="string">
            <text:p>1910-1916</text:p>
          </table:table-cell>
          <table:table-cell table:style-name="Default" office:value-type="string">
            <text:p>http://gallica.bnf.fr/Search?adva=1&amp;adv=1&amp;tri=title_sort&amp;t_relation=%22Notice+d%27ensemble+%3A+http%3A%2F%2Fcatalogue.bnf.fr%2Fark%3A%2F12148%2Fcb372822727%22&amp;lang=fr</text:p>
          </table:table-cell>
          <table:table-cell/>
          <table:table-cell office:value-type="string">
            <text:p>Ferdinand Brunetière, <text:span text:style-name="T1">Etudes critiques sur l'histoire de la littérature française</text:span>, Paris, Hachette, 1910-1916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Brunetière, Ferdinand</text:p>
          </table:table-cell>
          <table:table-cell office:value-type="string">
            <text:p>Les époques du théâtre français</text:p>
          </table:table-cell>
          <table:table-cell office:value-type="string">
            <text:p>Hachette</text:p>
          </table:table-cell>
          <table:table-cell office:value-type="string">
            <text:p>1891-1892</text:p>
          </table:table-cell>
          <table:table-cell table:style-name="Default" office:value-type="string">
            <text:p>http://gallica.bnf.fr/ark:/12148/bpt6k2050362.r=.langFR</text:p>
          </table:table-cell>
          <table:table-cell/>
          <table:table-cell office:value-type="string">
            <text:p>Ferdinand Brunetière, <text:span text:style-name="T1">Les époques du théâtre français</text:span>, 1636-1850, Hachette,  1891-189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aine, Hippolyte</text:p>
          </table:table-cell>
          <table:table-cell office:value-type="string">
            <text:p>Histoire de la littérature anglaise</text:p>
          </table:table-cell>
          <table:table-cell office:value-type="string">
            <text:p>Hachette</text:p>
          </table:table-cell>
          <table:table-cell office:value-type="string">
            <text:p>1866-1878</text:p>
          </table:table-cell>
          <table:table-cell table:style-name="Default" office:value-type="string">
            <text:p>http://gallica.bnf.fr/ark:/12148/bpt6k201421z.r=.langFR</text:p>
          </table:table-cell>
          <table:table-cell/>
          <table:table-cell office:value-type="string">
            <text:p>Hippolyte Taine, <text:span text:style-name="T1">Histoire de la littérature anglaise</text:span>, Paris, Hachette, 1866-1878, vol. 1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aine, Hippolyte</text:p>
          </table:table-cell>
          <table:table-cell office:value-type="string">
            <text:p>Histoire de la littérature anglaise</text:p>
          </table:table-cell>
          <table:table-cell office:value-type="string">
            <text:p>Hachette</text:p>
          </table:table-cell>
          <table:table-cell office:value-type="string">
            <text:p>1866-1877</text:p>
          </table:table-cell>
          <table:table-cell table:style-name="Default" office:value-type="string">
            <text:p>http://gallica.bnf.fr/ark:/12148/bpt6k201422b.r=.langFR</text:p>
          </table:table-cell>
          <table:table-cell/>
          <table:table-cell office:value-type="string">
            <text:p>Hippolyte Taine, <text:span text:style-name="T1">Histoire de la littérature anglaise</text:span>, Paris, Hachette, 1866-1878, vol. 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aine, Hippolyte</text:p>
          </table:table-cell>
          <table:table-cell office:value-type="string">
            <text:p>Histoire de la littérature anglaise</text:p>
          </table:table-cell>
          <table:table-cell office:value-type="string">
            <text:p>Hachette</text:p>
          </table:table-cell>
          <table:table-cell office:value-type="string">
            <text:p>1866-1876</text:p>
          </table:table-cell>
          <table:table-cell table:style-name="Default" office:value-type="string">
            <text:p>http://gallica.bnf.fr/ark:/12148/bpt6k201423q.r=.langFR</text:p>
          </table:table-cell>
          <table:table-cell/>
          <table:table-cell office:value-type="string">
            <text:p>Hippolyte Taine, <text:span text:style-name="T1">Histoire de la littérature anglaise</text:span>, Paris, Hachette, 1866-1878, vol. 3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aine, Hippolyte</text:p>
          </table:table-cell>
          <table:table-cell office:value-type="string">
            <text:p>Histoire de la littérature anglaise</text:p>
          </table:table-cell>
          <table:table-cell office:value-type="string">
            <text:p>Hachette</text:p>
          </table:table-cell>
          <table:table-cell office:value-type="string">
            <text:p>1866-1875</text:p>
          </table:table-cell>
          <table:table-cell table:style-name="Default" office:value-type="string">
            <text:p>http://gallica.bnf.fr/ark:/12148/bpt6k2014243.r=.langFR</text:p>
          </table:table-cell>
          <table:table-cell/>
          <table:table-cell office:value-type="string">
            <text:p>Hippolyte Taine, <text:span text:style-name="T1">Histoire de la littérature anglaise</text:span>, Paris, Hachette, 1866-1878, vol. 4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aine, Hippolyte</text:p>
          </table:table-cell>
          <table:table-cell office:value-type="string">
            <text:p>Histoire de la littérature anglaise</text:p>
          </table:table-cell>
          <table:table-cell office:value-type="string">
            <text:p>Hachette</text:p>
          </table:table-cell>
          <table:table-cell office:value-type="string">
            <text:p>1866-1874</text:p>
          </table:table-cell>
          <table:table-cell table:style-name="Default" office:value-type="string">
            <text:p>http://gallica.bnf.fr/ark:/12148/bpt6k201425g.r=.langFR</text:p>
          </table:table-cell>
          <table:table-cell/>
          <table:table-cell office:value-type="string">
            <text:p>Hippolyte Taine, <text:span text:style-name="T1">Histoire de la littérature anglaise</text:span>, Paris, Hachette, 1866-1878, vol. 5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aine, Hippolyte</text:p>
          </table:table-cell>
          <table:table-cell office:value-type="string">
            <text:p>La Fontaine et ses fables</text:p>
          </table:table-cell>
          <table:table-cell office:value-type="string">
            <text:p>Joubert</text:p>
          </table:table-cell>
          <table:table-cell office:value-type="float" office:value="1853">
            <text:p>1853</text:p>
          </table:table-cell>
          <table:table-cell table:style-name="Default" office:value-type="string">
            <text:p>http://gallica.bnf.fr/ark:/12148/bpt6k5707924c.r=.langFR</text:p>
          </table:table-cell>
          <table:table-cell/>
          <table:table-cell office:value-type="string">
            <text:p>Hippolyte Taine, <text:span text:style-name="T1">La Fontaine et ses fables</text:span>, Paris, Joubert, 1853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Lanson, Gustave</text:p>
          </table:table-cell>
          <table:table-cell office:value-type="string">
            <text:p>Boileau</text:p>
          </table:table-cell>
          <table:table-cell office:value-type="string">
            <text:p>Hachette</text:p>
          </table:table-cell>
          <table:table-cell office:value-type="float" office:value="1919">
            <text:p>1919</text:p>
          </table:table-cell>
          <table:table-cell table:style-name="Default" office:value-type="string">
            <text:p>http://gallica.bnf.fr/ark:/12148/bpt6k114222k.r=.langFR</text:p>
          </table:table-cell>
          <table:table-cell/>
          <table:table-cell office:value-type="string">
            <text:p>Gustave Lanson, <text:span text:style-name="T1">Boileau</text:span>, Paris, Hachette, 1919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Lanson, Gustave</text:p>
          </table:table-cell>
          <table:table-cell office:value-type="string">
            <text:p>Esquisse d'une histoire de la tragédie française</text:p>
          </table:table-cell>
          <table:table-cell office:value-type="string">
            <text:p>Hachette</text:p>
          </table:table-cell>
          <table:table-cell office:value-type="float" office:value="1920">
            <text:p>1920</text:p>
          </table:table-cell>
          <table:table-cell table:style-name="Default" office:value-type="string">
            <text:p>http://gallica.bnf.fr/ark:/12148/bpt6k5567603b.r=.langFR</text:p>
          </table:table-cell>
          <table:table-cell/>
          <table:table-cell office:value-type="string">
            <text:p>Gustave Lanson, <text:span text:style-name="T1">Esquisse d'une histoire de la tragédie française</text:span>, Paris, Hachette, 1920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Lanson, Gustave</text:p>
          </table:table-cell>
          <table:table-cell office:value-type="string">
            <text:p>Histoire illustrée de la littérature française</text:p>
          </table:table-cell>
          <table:table-cell office:value-type="string">
            <text:p>Hachette</text:p>
          </table:table-cell>
          <table:table-cell office:value-type="float" office:value="1923">
            <text:p>1923</text:p>
          </table:table-cell>
          <table:table-cell table:style-name="Default" office:value-type="string">
            <text:p>http://gallica.bnf.fr/Search?adva=1&amp;adv=1&amp;tri=title_sort&amp;t_relation=%22Notice+d%27ensemble+%3A+http%3A%2F%2Fcatalogue.bnf.fr%2Fark%3A%2F12148%2Fcb30737282m%22&amp;lang=fr</text:p>
          </table:table-cell>
          <table:table-cell/>
          <table:table-cell office:value-type="string">
            <text:p>Gustave Lanson, <text:span text:style-name="T1">Histoire illustrée de la littérature française</text:span>, Paris, Hachette, 1923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Lanson, Gustave</text:p>
          </table:table-cell>
          <table:table-cell office:value-type="string">
            <text:p>Méthodes de l'histoire littéraire</text:p>
          </table:table-cell>
          <table:table-cell office:value-type="string">
            <text:p>Les Belles Lettres</text:p>
          </table:table-cell>
          <table:table-cell office:value-type="float" office:value="1925">
            <text:p>1925</text:p>
          </table:table-cell>
          <table:table-cell table:style-name="Default" office:value-type="string">
            <text:p>http://gallica.bnf.fr/ark:/12148/bpt6k114231j.r=.langFR</text:p>
          </table:table-cell>
          <table:table-cell/>
          <table:table-cell office:value-type="string">
            <text:p>Gustave Lanson, <text:span text:style-name="T1">Méthodes de l'histoire littéraire</text:span>, Paris, Les Belles Lettres, 1925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Lanson, Gustave</text:p>
          </table:table-cell>
          <table:table-cell office:value-type="string">
            <text:p>Voltaire</text:p>
          </table:table-cell>
          <table:table-cell office:value-type="string">
            <text:p>Hachette</text:p>
          </table:table-cell>
          <table:table-cell office:value-type="float" office:value="1906">
            <text:p>1906</text:p>
          </table:table-cell>
          <table:table-cell table:style-name="Default" office:value-type="string">
            <text:p>http://gallica.bnf.fr/ark:/12148/bpt6k213784w.r=.langFR</text:p>
          </table:table-cell>
          <table:table-cell/>
          <table:table-cell office:value-type="string">
            <text:p>Gustave Lanson, <text:span text:style-name="T1">Voltaire</text:span>, Paris, Hachette, 1906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Le problème du style</text:p>
          </table:table-cell>
          <table:table-cell office:value-type="string">
            <text:p>Mercure de France</text:p>
          </table:table-cell>
          <table:table-cell office:value-type="float" office:value="1902">
            <text:p>1902</text:p>
          </table:table-cell>
          <table:table-cell table:style-name="Default" office:value-type="string">
            <text:p>http://gallica.bnf.fr/ark:/12148/bpt6k99853s.r=.langFR</text:p>
          </table:table-cell>
          <table:table-cell/>
          <table:table-cell office:value-type="string">
            <text:p>Rémy de Gourmont, <text:span text:style-name="T1">Le problème du style</text:span>, Paris, Mercure de France, 190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Promenades littéraires</text:p>
          </table:table-cell>
          <table:table-cell office:value-type="string">
            <text:p>Mercure de France</text:p>
          </table:table-cell>
          <table:table-cell office:value-type="string">
            <text:p>1913-1929</text:p>
          </table:table-cell>
          <table:table-cell table:style-name="Default" office:value-type="string">
            <text:p>http://gallica.bnf.fr/ark:/12148/bpt6k235056.r=.langFR</text:p>
          </table:table-cell>
          <table:table-cell/>
          <table:table-cell office:value-type="string">
            <text:p>Rémy de Gourmont, <text:span text:style-name="T1">Promenades littéraires</text:span>, Paris, Mercure de France, 1913-1929, vol. 1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Promenades littéraires</text:p>
          </table:table-cell>
          <table:table-cell office:value-type="string">
            <text:p>Mercure de France</text:p>
          </table:table-cell>
          <table:table-cell office:value-type="string">
            <text:p>1913-1928</text:p>
          </table:table-cell>
          <table:table-cell table:style-name="Default" office:value-type="string">
            <text:p>http://gallica.bnf.fr/ark:/12148/bpt6k23506j.r=.langFR</text:p>
          </table:table-cell>
          <table:table-cell/>
          <table:table-cell office:value-type="string">
            <text:p>Rémy de Gourmont, <text:span text:style-name="T1">Promenades littéraires</text:span>, Paris, Mercure de France, 1913-1929, vol. 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Promenades littéraires</text:p>
          </table:table-cell>
          <table:table-cell office:value-type="string">
            <text:p>Mercure de France</text:p>
          </table:table-cell>
          <table:table-cell office:value-type="string">
            <text:p>1913-1927</text:p>
          </table:table-cell>
          <table:table-cell table:style-name="Default" office:value-type="string">
            <text:p>http://gallica.bnf.fr/ark:/12148/bpt6k23507w.r=.langFR</text:p>
          </table:table-cell>
          <table:table-cell/>
          <table:table-cell office:value-type="string">
            <text:p>Rémy de Gourmont, <text:span text:style-name="T1">Promenades littéraires</text:span>, Paris, Mercure de France, 1913-1929, vol. 3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Promenades littéraires</text:p>
          </table:table-cell>
          <table:table-cell office:value-type="string">
            <text:p>Mercure de France</text:p>
          </table:table-cell>
          <table:table-cell office:value-type="string">
            <text:p>1913-1926</text:p>
          </table:table-cell>
          <table:table-cell table:style-name="Default" office:value-type="string">
            <text:p>http://gallica.bnf.fr/ark:/12148/bpt6k235087.r=.langFR</text:p>
          </table:table-cell>
          <table:table-cell/>
          <table:table-cell office:value-type="string">
            <text:p>Rémy de Gourmont, <text:span text:style-name="T1">Promenades littéraires</text:span>, Paris, Mercure de France, 1913-1929, vol. 4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Promenades littéraires</text:p>
          </table:table-cell>
          <table:table-cell office:value-type="string">
            <text:p>Mercure de France</text:p>
          </table:table-cell>
          <table:table-cell office:value-type="string">
            <text:p>1913-1925</text:p>
          </table:table-cell>
          <table:table-cell table:style-name="Default" office:value-type="string">
            <text:p>http://gallica.bnf.fr/ark:/12148/bpt6k23509k.r=.langFR</text:p>
          </table:table-cell>
          <table:table-cell/>
          <table:table-cell office:value-type="string">
            <text:p>Rémy de Gourmont, <text:span text:style-name="T1">Promenades littéraires</text:span>, Paris, Mercure de France, 1913-1929, vol. 5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Promenades littéraires</text:p>
          </table:table-cell>
          <table:table-cell office:value-type="string">
            <text:p>Mercure de France</text:p>
          </table:table-cell>
          <table:table-cell office:value-type="string">
            <text:p>1913-1924</text:p>
          </table:table-cell>
          <table:table-cell table:style-name="Default" office:value-type="string">
            <text:p>http://gallica.bnf.fr/ark:/12148/bpt6k23510s.r=.langFR</text:p>
          </table:table-cell>
          <table:table-cell/>
          <table:table-cell table:style-name="ce4" office:value-type="string">
            <text:p><text:span text:style-name="T2">Rémy de Gourmont, </text:span><text:span text:style-name="T3">Promenades littéraires</text:span><text:span text:style-name="T2">, Paris, Mercure de France, 1913-1929, vol. 6</text:span>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Promenades littéraires</text:p>
          </table:table-cell>
          <table:table-cell office:value-type="string">
            <text:p>Mercure de France</text:p>
          </table:table-cell>
          <table:table-cell office:value-type="string">
            <text:p>1913-1923</text:p>
          </table:table-cell>
          <table:table-cell table:style-name="Default" office:value-type="string">
            <text:p>http://gallica.bnf.fr/ark:/12148/bpt6k235114.r=.langFR</text:p>
          </table:table-cell>
          <table:table-cell/>
          <table:table-cell office:value-type="string">
            <text:p>Rémy de Gourmont, <text:span text:style-name="T1">Promenades littéraires</text:span>, Paris, Mercure de France, 1913-1929, vol. 7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Esthétique de la langue française</text:p>
          </table:table-cell>
          <table:table-cell office:value-type="string">
            <text:p>Mercure de France</text:p>
          </table:table-cell>
          <table:table-cell office:value-type="float" office:value="1899">
            <text:p>1899</text:p>
          </table:table-cell>
          <table:table-cell table:style-name="Default" office:value-type="string">
            <text:p>http://gallica.bnf.fr/ark:/12148/bpt6k295676.r=.langFR</text:p>
          </table:table-cell>
          <table:table-cell/>
          <table:table-cell office:value-type="string">
            <text:p>Rémy de Gourmont, <text:span text:style-name="T1">Esthétique de la langue française</text:span>, Paris, Mercure de France, 1899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Souriau, Paul</text:p>
          </table:table-cell>
          <table:table-cell office:value-type="string">
            <text:p>La rêverie esthétique. Essai sur la psychologie du poète</text:p>
          </table:table-cell>
          <table:table-cell office:value-type="string">
            <text:p>Alcan</text:p>
          </table:table-cell>
          <table:table-cell office:value-type="float" office:value="1906">
            <text:p>1906</text:p>
          </table:table-cell>
          <table:table-cell table:style-name="Default" office:value-type="string">
            <text:p>http://gallica.bnf.fr/ark:/12148/bpt6k55802411.r=.langFR</text:p>
          </table:table-cell>
          <table:table-cell/>
          <table:table-cell office:value-type="string">
            <text:p>Paul Souriau, <text:span text:style-name="T1">La rêverie esthétique. Essai sur la psychologie du poète</text:span>, Paris, Alcan, 1906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Dornis, Jean</text:p>
          </table:table-cell>
          <table:table-cell office:value-type="string">
            <text:p>La sensibilité dans la poésie française</text:p>
          </table:table-cell>
          <table:table-cell office:value-type="string">
            <text:p>Fayard</text:p>
          </table:table-cell>
          <table:table-cell office:value-type="float" office:value="1912">
            <text:p>1912</text:p>
          </table:table-cell>
          <table:table-cell table:style-name="Default" office:value-type="string">
            <text:p>http://gallica.bnf.fr/ark:/12148/bpt6k113936b.r=.langFR</text:p>
          </table:table-cell>
          <table:table-cell/>
          <table:table-cell office:value-type="string">
            <text:p>Jean Dornis, <text:span text:style-name="T1">La sensibilité dans la poésie française</text:span>, Paris, Fayard, 191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La poésie de Stéphane Mallarmé</text:p>
          </table:table-cell>
          <table:table-cell office:value-type="string">
            <text:p>NRF</text:p>
          </table:table-cell>
          <table:table-cell office:value-type="float" office:value="1912">
            <text:p>1912</text:p>
          </table:table-cell>
          <table:table-cell table:style-name="Default" office:value-type="string">
            <text:p>http://fr.wikisource.org/wiki/La_Po%C3%A9sie_de_St%C3%A9phane_Mallarm%C3%A9</text:p>
          </table:table-cell>
          <table:table-cell/>
          <table:table-cell office:value-type="string">
            <text:p>Albert Thibaudet, <text:span text:style-name="T1">La poésie de Stéphane Mallarmé</text:span>, Paris, NRF, 191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La poésie de Stéphane Mallarmé</text:p>
          </table:table-cell>
          <table:table-cell office:value-type="string">
            <text:p>NRF</text:p>
          </table:table-cell>
          <table:table-cell office:value-type="float" office:value="1912">
            <text:p>1912</text:p>
          </table:table-cell>
          <table:table-cell table:style-name="Default" office:value-type="string">
            <text:p>http://gallica.bnf.fr/ark:/12148/bpt6k5679799q.r=.langFR</text:p>
          </table:table-cell>
          <table:table-cell/>
          <table:table-cell office:value-type="string">
            <text:p>Albert Thibaudet, <text:span text:style-name="T1">La poésie de Stéphane Mallarmé</text:span>, Paris, NRF, 191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Gustave Flaubert</text:p>
          </table:table-cell>
          <table:table-cell office:value-type="string">
            <text:p>Gallimard</text:p>
          </table:table-cell>
          <table:table-cell office:value-type="float" office:value="1922">
            <text:p>1922</text:p>
          </table:table-cell>
          <table:table-cell table:style-name="Default" office:value-type="string">
            <text:p>http://fr.wikisource.org/wiki/Gustave_Flaubert_%28Thibaudet%29</text:p>
          </table:table-cell>
          <table:table-cell/>
          <table:table-cell office:value-type="string">
            <text:p>Albert Thibaudet, <text:span text:style-name="T1">Gustave Flaubert</text:span>, Paris, Gallimard, 1922 [1935]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Gustave Flaubert</text:p>
          </table:table-cell>
          <table:table-cell office:value-type="string">
            <text:p>Gallimard</text:p>
          </table:table-cell>
          <table:table-cell office:value-type="float" office:value="1922">
            <text:p>1922</text:p>
          </table:table-cell>
          <table:table-cell table:style-name="Default" office:value-type="string">
            <text:p>http://gallica.bnf.fr/ark:/12148/bpt6k23146p.r=.langFR</text:p>
          </table:table-cell>
          <table:table-cell/>
          <table:table-cell office:value-type="string">
            <text:p>Albert Thibaudet, <text:span text:style-name="T1">Gustave Flaubert</text:span>, Paris, Gallimard, 1922 [1935]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Paul Valéry</text:p>
          </table:table-cell>
          <table:table-cell office:value-type="string">
            <text:p>Grasset</text:p>
          </table:table-cell>
          <table:table-cell office:value-type="float" office:value="1923">
            <text:p>1923</text:p>
          </table:table-cell>
          <table:table-cell table:style-name="Default" office:value-type="string">
            <text:p>http://gallica.bnf.fr/ark:/12148/bpt6k5452419f.r=.langFR</text:p>
          </table:table-cell>
          <table:table-cell/>
          <table:table-cell office:value-type="string">
            <text:p>Albert Thibaudet, <text:span text:style-name="T1">Paul Valéry</text:span>, Paris, Grasset, 1923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Histoire de la littérature française de 1789 à nos jours</text:p>
          </table:table-cell>
          <table:table-cell office:value-type="string">
            <text:p>Stock</text:p>
          </table:table-cell>
          <table:table-cell office:value-type="float" office:value="1936">
            <text:p>1936</text:p>
          </table:table-cell>
          <table:table-cell table:style-name="Default" office:value-type="string">
            <text:p>http://gallica.bnf.fr/ark:/12148/bpt6k6276700w.r=.langFR</text:p>
          </table:table-cell>
          <table:table-cell/>
          <table:table-cell office:value-type="string">
            <text:p>Albert Thibaudet, <text:span text:style-name="T1">Histoire de la littérature française de 1789 à nos jours</text:span>, Paris, Stock, 1936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La République des professeurs</text:p>
          </table:table-cell>
          <table:table-cell/>
          <table:table-cell office:value-type="float" office:value="1927">
            <text:p>1927</text:p>
          </table:table-cell>
          <table:table-cell table:style-name="Default" office:value-type="string">
            <text:p>http://gallica.bnf.fr/ark:/12148/bpt6k5453944j.r=.langFR</text:p>
          </table:table-cell>
          <table:table-cell/>
          <table:table-cell office:value-type="string">
            <text:p>Albert Thibaudet, <text:span text:style-name="T1">La République des professeurs</text:span>,  1927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Réflexions sur la critique</text:p>
          </table:table-cell>
          <table:table-cell office:value-type="string">
            <text:p>Gallimard</text:p>
          </table:table-cell>
          <table:table-cell office:value-type="float" office:value="1939">
            <text:p>1939</text:p>
          </table:table-cell>
          <table:table-cell table:style-name="Default" office:value-type="string">
            <text:p>http://gallica.bnf.fr/ark:/12148/bpt6k5453889s.r=.langFR</text:p>
          </table:table-cell>
          <table:table-cell/>
          <table:table-cell office:value-type="string">
            <text:p>Albert Thibaudet, <text:span text:style-name="T1">Réflexions sur la critique</text:span>, Paris, Gallimard, 1939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La campagne avec Thucydide</text:p>
          </table:table-cell>
          <table:table-cell/>
          <table:table-cell office:value-type="float" office:value="1922">
            <text:p>1922</text:p>
          </table:table-cell>
          <table:table-cell table:style-name="Default" office:value-type="string">
            <text:p>http://gallica.bnf.fr/ark:/12148/bpt6k5455844t.r=.langFR</text:p>
          </table:table-cell>
          <table:table-cell/>
          <table:table-cell office:value-type="string">
            <text:p>Albert Thibaudet, <text:span text:style-name="T1">La campagne avec Thucydide</text:span>,  192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illouin, René</text:p>
          </table:table-cell>
          <table:table-cell office:value-type="string">
            <text:p>Essais de critique littéraire et philosophique</text:p>
          </table:table-cell>
          <table:table-cell/>
          <table:table-cell office:value-type="string">
            <text:p>1913-1923</text:p>
          </table:table-cell>
          <table:table-cell table:number-columns-repeated="2"/>
          <table:table-cell office:value-type="string">
            <text:p>René Gillouin, <text:span text:style-name="T1">Essais de critique littéraire et philosophique</text:span>, Paris,  ?, 1913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Du Bos, Charles</text:p>
          </table:table-cell>
          <table:table-cell office:value-type="string">
            <text:p>Le dialogue avec André Gide</text:p>
          </table:table-cell>
          <table:table-cell office:value-type="string">
            <text:p>Au Sans-Pareil</text:p>
          </table:table-cell>
          <table:table-cell office:value-type="float" office:value="1926">
            <text:p>1926</text:p>
          </table:table-cell>
          <table:table-cell table:number-columns-repeated="2"/>
          <table:table-cell office:value-type="string">
            <text:p>Charles Du Bos, <text:span text:style-name="T1">Le dialogue avec André Gide</text:span>, Paris, Au Sans-Pareil, 1926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Du Bos, Charles</text:p>
          </table:table-cell>
          <table:table-cell office:value-type="string">
            <text:p>Qu'est-ce que la littérature ?</text:p>
          </table:table-cell>
          <table:table-cell office:value-type="string">
            <text:p>Plon</text:p>
          </table:table-cell>
          <table:table-cell office:value-type="float" office:value="1945">
            <text:p>1945</text:p>
          </table:table-cell>
          <table:table-cell table:number-columns-repeated="2"/>
          <table:table-cell office:value-type="string">
            <text:p>Charles Du Bos, <text:span text:style-name="T1">Qu'est-ce que la littérature ?</text:span>, Paris, Plon 1945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Du Bos, Charles</text:p>
          </table:table-cell>
          <table:table-cell office:value-type="string">
            <text:p>Approximations</text:p>
          </table:table-cell>
          <table:table-cell office:value-type="string">
            <text:p>Editions Corrêa</text:p>
          </table:table-cell>
          <table:table-cell office:value-type="string">
            <text:p>1927-1937</text:p>
          </table:table-cell>
          <table:table-cell table:number-columns-repeated="2"/>
          <table:table-cell office:value-type="string">
            <text:p>Charles Du Bos, <text:span text:style-name="T1">Approximations</text:span> [7 séries], Paris, Editions Corrêa, 1927-1937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Du Bos, Charles</text:p>
          </table:table-cell>
          <table:table-cell office:value-type="string">
            <text:p>Jacques Rivière et la féconde humilité</text:p>
          </table:table-cell>
          <table:table-cell/>
          <table:table-cell office:value-type="float" office:value="1926">
            <text:p>1926</text:p>
          </table:table-cell>
          <table:table-cell table:number-columns-repeated="2"/>
          <table:table-cell office:value-type="string">
            <text:p>Charles Du Bos, <text:span text:style-name="T1">Jacques Rivière et la féconde humilité</text:span>, 1926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Audiat, Pierre</text:p>
          </table:table-cell>
          <table:table-cell office:value-type="string">
            <text:p>La biographie de l'oeuvre littéraire. Esquisse d'une méthode critique</text:p>
          </table:table-cell>
          <table:table-cell office:value-type="string">
            <text:p>Honoré Champion</text:p>
          </table:table-cell>
          <table:table-cell office:value-type="float" office:value="1924">
            <text:p>1924</text:p>
          </table:table-cell>
          <table:table-cell table:number-columns-repeated="2"/>
          <table:table-cell office:value-type="string">
            <text:p>Pierre Audiat, <text:span text:style-name="T1">La biographie de l'oeuvre littéraire. Esquisse d'une méthode critique</text:span>, Paris, Honoré Champion, 1924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Paulhan, François</text:p>
          </table:table-cell>
          <table:table-cell office:value-type="string">
            <text:p>Psychologie de l'invention</text:p>
          </table:table-cell>
          <table:table-cell office:value-type="string">
            <text:p>Alcan</text:p>
          </table:table-cell>
          <table:table-cell office:value-type="float" office:value="1901">
            <text:p>1901</text:p>
          </table:table-cell>
          <table:table-cell table:number-columns-repeated="2"/>
          <table:table-cell office:value-type="string">
            <text:p>François Paulhan, Psychologie de l'invention, Paris, Alcan, 1901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Reynaud, Louis</text:p>
          </table:table-cell>
          <table:table-cell office:value-type="string">
            <text:p>La crise de notre littérature. Des romantiques à Proust, Gide et Valéry</text:p>
          </table:table-cell>
          <table:table-cell office:value-type="string">
            <text:p>Hachette</text:p>
          </table:table-cell>
          <table:table-cell office:value-type="float" office:value="1929">
            <text:p>1929</text:p>
          </table:table-cell>
          <table:table-cell table:number-columns-repeated="2"/>
          <table:table-cell office:value-type="string">
            <text:p>Louis Reynaud, <text:span text:style-name="T1">La crise de notre littérature. Des romantiques à Proust, Gide et Valéry</text:span>, Paris, Hachette, 1929 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Muller, Jean et Picard, Gaston</text:p>
          </table:table-cell>
          <table:table-cell office:value-type="string">
            <text:p>Les tendances présentes de la littérature française</text:p>
          </table:table-cell>
          <table:table-cell office:value-type="string">
            <text:p>Basset</text:p>
          </table:table-cell>
          <table:table-cell office:value-type="string">
            <text:p>1913-1923</text:p>
          </table:table-cell>
          <table:table-cell table:number-columns-repeated="2"/>
          <table:table-cell office:value-type="string">
            <text:p>Jean Muller et Gaston Picard, <text:span text:style-name="T1">Les tendances présentes de la littérature française</text:span>, Paris, Basset 1913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Florian-Parmentier, Ernest</text:p>
          </table:table-cell>
          <table:table-cell office:value-type="string">
            <text:p>La littérature et l'époque : Histoire de la littérature française de 1885 à nos jours</text:p>
          </table:table-cell>
          <table:table-cell office:value-type="string">
            <text:p>E. Figuière</text:p>
          </table:table-cell>
          <table:table-cell office:value-type="float" office:value="1914">
            <text:p>1914</text:p>
          </table:table-cell>
          <table:table-cell table:number-columns-repeated="2"/>
          <table:table-cell office:value-type="string">
            <text:p>Ernest Florian-Parmentier, <text:span text:style-name="T1">La littérature et l'époque : Histoire de la littérature française de 1885 à nos jours,</text:span> Paris, E. Figuière, 1914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Physiologie de la critique</text:p>
          </table:table-cell>
          <table:table-cell/>
          <table:table-cell office:value-type="float" office:value="1930">
            <text:p>1930</text:p>
          </table:table-cell>
          <table:table-cell table:number-columns-repeated="2"/>
          <table:table-cell office:value-type="string">
            <text:p>Albert Thibaudet, <text:span text:style-name="T1">Physiologie de la critique</text:span>, Paris, éditions de la Nouvelle Revue Critique, 1930</text:p>
          </table:table-cell>
          <table:table-cell table:number-columns-repeated="1013"/>
        </table:table-row>
        <table:table-row table:style-name="ro4" table:number-rows-repeated="1048366">
          <table:table-cell table:number-columns-repeated="1021"/>
        </table:table-row>
        <table:table-row table:style-name="ro5" table:number-rows-repeated="9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6/03/2013</text:date>, <text:time>15:3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17:47:59</meta:creation-date>
    <dc:date>2013-03-06T15:34:24</dc:date>
    <meta:editing-duration>PT6H20M57S</meta:editing-duration>
    <meta:editing-cycles>27</meta:editing-cycles>
    <meta:generator>OpenOffice.org/3.4.1$Unix OpenOffice.org_project/341m1$Build-9593</meta:generator>
    <meta:document-statistic meta:table-count="3" meta:cell-count="959" meta:object-count="0"/>
    <meta:user-defined meta:name=""/>
  </office:meta>
</office:document-meta>
</file>